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eera" svg:font-family="Meera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da69c" officeooo:paragraph-rsid="000da69c" style:font-size-asian="15.75pt" style:font-size-complex="18pt"/>
    </style:style>
    <style:style style:name="P2" style:family="paragraph" style:parent-style-name="Standard">
      <style:text-properties officeooo:paragraph-rsid="000da69c"/>
    </style:style>
    <style:style style:name="P3" style:family="paragraph" style:parent-style-name="Standard">
      <style:text-properties officeooo:paragraph-rsid="000ef8a2"/>
    </style:style>
    <style:style style:name="P4" style:family="paragraph" style:parent-style-name="Standard">
      <style:text-properties fo:font-size="12pt" style:text-underline-style="none" officeooo:rsid="000da69c" officeooo:paragraph-rsid="000ef8a2" style:font-size-asian="10.5pt" style:font-size-complex="12pt"/>
    </style:style>
    <style:style style:name="P5" style:family="paragraph" style:parent-style-name="Standard">
      <style:text-properties officeooo:paragraph-rsid="000f97db"/>
    </style:style>
    <style:style style:name="P6" style:family="paragraph" style:parent-style-name="Standard">
      <style:text-properties officeooo:paragraph-rsid="001381c3"/>
    </style:style>
    <style:style style:name="P7" style:family="paragraph" style:parent-style-name="Standard">
      <style:text-properties officeooo:paragraph-rsid="0013e544"/>
    </style:style>
    <style:style style:name="P8" style:family="paragraph" style:parent-style-name="Standard">
      <style:paragraph-properties fo:margin-left="1.27cm" fo:margin-right="0cm" fo:text-align="justify" style:justify-single-word="false" fo:text-indent="1.27cm" style:auto-text-indent="false"/>
      <style:text-properties fo:font-size="12pt" style:text-underline-style="none" officeooo:rsid="000da69c" officeooo:paragraph-rsid="000da69c" style:font-size-asian="10.5pt" style:font-size-complex="12pt"/>
    </style:style>
    <style:style style:name="P9" style:family="paragraph" style:parent-style-name="Standard">
      <style:paragraph-properties fo:margin-left="1.27cm" fo:margin-right="0cm" fo:text-indent="1.27cm" style:auto-text-indent="false"/>
      <style:text-properties officeooo:paragraph-rsid="000f97db"/>
    </style:style>
    <style:style style:name="P10" style:family="paragraph" style:parent-style-name="Standard">
      <style:paragraph-properties fo:margin-left="0cm" fo:margin-right="0cm" fo:text-indent="1.251cm" style:auto-text-indent="false"/>
      <style:text-properties officeooo:paragraph-rsid="000da69c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officeooo:paragraph-rsid="000ef8a2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paragraph-rsid="000ef8a2"/>
    </style:style>
    <style:style style:name="P13" style:family="paragraph" style:parent-style-name="Standard">
      <style:paragraph-properties fo:margin-left="1.866cm" fo:margin-right="0cm" fo:text-indent="0.654cm" style:auto-text-indent="false"/>
      <style:text-properties officeooo:paragraph-rsid="000ef8a2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officeooo:rsid="0011e4bf" officeooo:paragraph-rsid="0011e4bf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2pt" style:text-underline-style="none" officeooo:rsid="000da69c" officeooo:paragraph-rsid="000f97db" style:font-size-asian="10.5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style:text-underline-style="none" officeooo:rsid="000da69c" officeooo:paragraph-rsid="0013e544" style:font-size-asian="10.5pt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style:text-underline-style="none" officeooo:rsid="0013e544" officeooo:paragraph-rsid="0013e544" style:font-size-asian="10.5pt" style:font-size-complex="12pt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officeooo:paragraph-rsid="0013e544"/>
    </style:style>
    <style:style style:name="P19" style:family="paragraph" style:parent-style-name="Standard" style:list-style-name="WW8Num7">
      <style:text-properties officeooo:paragraph-rsid="000ef8a2"/>
    </style:style>
    <style:style style:name="P20" style:family="paragraph" style:parent-style-name="Standard" style:list-style-name="WW8Num3">
      <style:text-properties officeooo:rsid="000f97db" officeooo:paragraph-rsid="0011e4bf"/>
    </style:style>
    <style:style style:name="P21" style:family="paragraph" style:parent-style-name="Standard" style:list-style-name="WW8Num3">
      <style:text-properties officeooo:rsid="000f97db" officeooo:paragraph-rsid="000f97db"/>
    </style:style>
    <style:style style:name="P22" style:family="paragraph" style:parent-style-name="Standard" style:list-style-name="WW8Num3">
      <style:text-properties officeooo:rsid="000ef8a2" officeooo:paragraph-rsid="000ef8a2"/>
    </style:style>
    <style:style style:name="P23" style:family="paragraph" style:parent-style-name="Standard" style:list-style-name="WW8Num7">
      <style:text-properties officeooo:rsid="0013e544" officeooo:paragraph-rsid="0013e544"/>
    </style:style>
    <style:style style:name="P24" style:family="paragraph" style:parent-style-name="Standard" style:list-style-name="WW8Num7">
      <style:text-properties officeooo:rsid="00157d79" officeooo:paragraph-rsid="00157d79"/>
    </style:style>
    <style:style style:name="P25" style:family="paragraph" style:parent-style-name="Standard" style:list-style-name="WW8Num7">
      <style:paragraph-properties fo:margin-left="0cm" fo:margin-right="0cm" fo:text-indent="0cm" style:auto-text-indent="false"/>
      <style:text-properties fo:font-size="12pt" style:text-underline-style="none" officeooo:rsid="0013e544" officeooo:paragraph-rsid="0013e544" style:font-size-asian="10.5pt" style:font-size-complex="12pt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paragraph-properties fo:margin-top="0cm" fo:margin-bottom="0cm" style:contextual-spacing="false"/>
    </style:style>
    <style:style style:name="P28" style:family="paragraph" style:parent-style-name="Heading_20_1">
      <style:text-properties officeooo:paragraph-rsid="000ef8a2"/>
    </style:style>
    <style:style style:name="P29" style:family="paragraph" style:parent-style-name="Heading_20_1">
      <style:text-properties officeooo:paragraph-rsid="000f97db"/>
    </style:style>
    <style:style style:name="P30" style:family="paragraph" style:parent-style-name="Heading_20_1">
      <style:text-properties officeooo:paragraph-rsid="0013e544"/>
    </style:style>
    <style:style style:name="P31" style:family="paragraph" style:parent-style-name="Heading_20_2">
      <style:text-properties officeooo:paragraph-rsid="000da69c"/>
    </style:style>
    <style:style style:name="P32" style:family="paragraph" style:parent-style-name="Heading_20_2">
      <style:text-properties officeooo:rsid="001381c3" officeooo:paragraph-rsid="001381c3"/>
    </style:style>
    <style:style style:name="P33" style:family="paragraph" style:parent-style-name="Heading_20_2">
      <style:text-properties officeooo:paragraph-rsid="000ef8a2"/>
    </style:style>
    <style:style style:name="P34" style:family="paragraph" style:parent-style-name="Heading_20_2">
      <style:paragraph-properties fo:margin-left="0cm" fo:margin-right="0cm" fo:text-indent="0cm" style:auto-text-indent="false"/>
      <style:text-properties officeooo:paragraph-rsid="000ef8a2"/>
    </style:style>
    <style:style style:name="T1" style:family="text">
      <style:text-properties officeooo:rsid="000ef8a2"/>
    </style:style>
    <style:style style:name="T2" style:family="text">
      <style:text-properties officeooo:rsid="000f97db"/>
    </style:style>
    <style:style style:name="T3" style:family="text">
      <style:text-properties officeooo:rsid="0011e4bf"/>
    </style:style>
    <style:style style:name="T4" style:family="text">
      <style:text-properties officeooo:rsid="001381c3"/>
    </style:style>
    <style:style style:name="T5" style:family="text">
      <style:text-properties officeooo:rsid="0013e54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.P.M SCHOOL</text:p>
      <text:p text:style-name="P1">Project Documetation</text:p>
      <text:p text:style-name="P1"/>
      <text:list xml:id="list297033193524904091" text:style-name="WW8Num1">
        <text:list-item>
          <text:list>
            <text:list-item>
              <text:h text:style-name="P31" text:outline-level="2">Purpose of this document</text:h>
            </text:list-item>
          </text:list>
        </text:list-item>
      </text:list>
      <text:p text:style-name="P2"/>
      <text:p text:style-name="P8">The purpose of this document is to give technical information about the design and implementation of <text:s/><text:span text:style-name="T3">the project </text:span>“School”.</text:p>
      <text:p text:style-name="P8"/>
      <text:list xml:id="list112029424411670" text:continue-numbering="true" text:style-name="WW8Num1">
        <text:list-item>
          <text:list>
            <text:list-item>
              <text:h text:style-name="P31" text:outline-level="2">Scope</text:h>
            </text:list-item>
          </text:list>
        </text:list-item>
      </text:list>
      <text:p text:style-name="P10"/>
      <text:p text:style-name="P8">This document will describe the design and some technical issues of S<text:span text:style-name="T3">chool</text:span> project.</text:p>
      <text:p text:style-name="P8"/>
      <text:list xml:id="list112029113105794" text:continue-numbering="true" text:style-name="WW8Num1">
        <text:list-item>
          <text:h text:style-name="P28" text:outline-level="1">General overview</text:h>
        </text:list-item>
      </text:list>
      <text:p text:style-name="P3"/>
      <text:p text:style-name="P3"/>
      <text:list xml:id="list112028783165661" text:continue-numbering="true" text:style-name="WW8Num1">
        <text:list-item>
          <text:list>
            <text:list-item>
              <text:h text:style-name="P32" text:outline-level="2">Parts Of Project</text:h>
            </text:list-item>
          </text:list>
        </text:list-item>
      </text:list>
      <text:p text:style-name="P6"/>
      <text:p text:style-name="P6"><text:tab/>It’ll consist of two parts:</text:p>
      <text:list xml:id="list578032052988383064" text:style-name="L1">
        <text:list-item>
          <text:p text:style-name="P27">A public site that lets people view. </text:p>
        </text:list-item>
        <text:list-item>
          <text:p text:style-name="P26">An admin site that lets <text:span text:style-name="T4">admin to</text:span> add, change, and delete <text:span text:style-name="T4">posts</text:span>. </text:p>
        </text:list-item>
      </text:list>
      <text:p text:style-name="P6"/>
      <text:list xml:id="list112029187181567" text:continue-list="list112028783165661" text:style-name="WW8Num1">
        <text:list-item>
          <text:list>
            <text:list-item>
              <text:h text:style-name="P33" text:outline-level="2"><text:bookmark-start text:name="__RefHeading___Toc220775350"/>Technologies used<text:bookmark-end text:name="__RefHeading___Toc220775350"/></text:h>
            </text:list-item>
          </text:list>
        </text:list-item>
      </text:list>
      <text:p text:style-name="P3"/>
      <text:p text:style-name="P11"><text:span text:style-name="T1">School</text:span> is a web based application that depends on <text:span text:style-name="T1">Python-Django framework</text:span>. We used <text:span text:style-name="T1">Sqlite3</text:span>,<text:span text:style-name="T1">HTML,CSS,Javascript</text:span>.</text:p>
      <text:p text:style-name="P12"/>
      <text:list xml:id="list112028852282394" text:continue-numbering="true" text:style-name="WW8Num1">
        <text:list-item>
          <text:list>
            <text:list-item>
              <text:h text:style-name="P33" text:outline-level="2"><text:bookmark-start text:name="__RefHeading___Toc220775351"/>General functioning<text:bookmark-end text:name="__RefHeading___Toc220775351"/></text:h>
            </text:list-item>
          </text:list>
        </text:list-item>
      </text:list>
      <text:p text:style-name="P3"/>
      <text:p text:style-name="P3">The following are the major system functionalities:</text:p>
      <text:list xml:id="list5080059313813784511" text:style-name="WW8Num7">
        <text:list-item>
          <text:p text:style-name="P19"><text:span text:style-name="T3">Only r</text:span>egister<text:span text:style-name="T1">ed user can login to 'School staff only'</text:span>.</text:p>
        </text:list-item>
        <text:list-item>
          <text:p text:style-name="P19">Store <text:span text:style-name="T1">daily attendance</text:span> given by <text:span text:style-name="T1">registered user</text:span>.</text:p>
        </text:list-item>
        <text:list-item>
          <text:p text:style-name="P19">Allow Administrator to manage conflict parameters</text:p>
        </text:list-item>
      </text:list>
      <text:list xml:id="list112029225214467" text:continue-list="list112028852282394" text:style-name="WW8Num1">
        <text:list-item>
          <text:list>
            <text:list-header>
              <text:h text:style-name="P34" text:outline-level="2"/>
            </text:list-header>
            <text:list-item>
              <text:h text:style-name="P33" text:outline-level="2">Error handling</text:h>
            </text:list-item>
          </text:list>
        </text:list-item>
      </text:list>
      <text:p text:style-name="P3"/>
      <text:p text:style-name="P12"><text:span text:style-name="T1">E</text:span>xception handling was done on each <text:span text:style-name="T1">stage</text:span> separately. The <text:span text:style-name="T1">stage</text:span> that was faced with an exception, raise a new exception <text:s/>if needed <text:span text:style-name="T1">and show </text:span>the proper message to <text:span text:style-name="T1">the </text:span>users .</text:p>
      <text:p text:style-name="P12"/>
      <text:list xml:id="list112029894725569" text:continue-numbering="true" text:style-name="WW8Num1">
        <text:list-item>
          <text:h text:style-name="P28" text:outline-level="1">Technical requirement</text:h>
        </text:list-item>
      </text:list>
      <text:p text:style-name="P12"/>
      <text:list xml:id="list112028568797672" text:continue-numbering="true" text:style-name="WW8Num1">
        <text:list-item>
          <text:list>
            <text:list-item>
              <text:h text:style-name="P33" text:outline-level="2"><text:bookmark-start text:name="__RefHeading___Toc220775354"/>Client requirement<text:bookmark-end text:name="__RefHeading___Toc220775354"/></text:h>
            </text:list-item>
          </text:list>
        </text:list-item>
      </text:list>
      <text:p text:style-name="P12"/>
      <text:p text:style-name="P12">As <text:span text:style-name="T1">School</text:span> is a web application it could be run on most of custom operating systems via a web browser. We tested <text:span text:style-name="T3">'School'</text:span> with Chrome <text:s/>and <text:s/><text:span text:style-name="T1">Firefox</text:span> and found no problem.</text:p>
      <text:p text:style-name="P12"/>
      <text:list xml:id="list112029858287884" text:continue-numbering="true" text:style-name="WW8Num1">
        <text:list-item>
          <text:list>
            <text:list-header>
              <text:h text:style-name="P33" text:outline-level="2"><text:soft-page-break/></text:h>
            </text:list-header>
          </text:list>
        </text:list-item>
      </text:list>
      <text:p text:style-name="P4"/>
      <text:p text:style-name="P4"/>
      <text:p text:style-name="P4"/>
      <text:list xml:id="list112030660937117" text:continue-numbering="true" text:style-name="WW8Num1">
        <text:list-item>
          <text:list>
            <text:list-item>
              <text:h text:style-name="P33" text:outline-level="2">Server Requirement</text:h>
            </text:list-item>
          </text:list>
        </text:list-item>
      </text:list>
      <text:p text:style-name="P12"/>
      <text:p text:style-name="P13">The following technologies are required for <text:span text:style-name="T1">School</text:span> server.</text:p>
      <text:p text:style-name="P12"/>
      <text:list xml:id="list3767050694814642689" text:style-name="WW8Num3">
        <text:list-item>
          <text:p text:style-name="P20">Ubuntu 14.04 LTS (Operating System)</text:p>
        </text:list-item>
        <text:list-item>
          <text:p text:style-name="P22">Python 2.7</text:p>
        </text:list-item>
        <text:list-item>
          <text:p text:style-name="P22">Django 1.9</text:p>
        </text:list-item>
        <text:list-item>
          <text:p text:style-name="P22">Sqlite3</text:p>
        </text:list-item>
        <text:list-item>
          <text:p text:style-name="P22">HTML</text:p>
        </text:list-item>
        <text:list-item>
          <text:p text:style-name="P22">CSS</text:p>
        </text:list-item>
        <text:list-item>
          <text:p text:style-name="P22">Javascript</text:p>
        </text:list-item>
        <text:list-item>
          <text:p text:style-name="P21">Github account</text:p>
        </text:list-item>
        <text:list-item>
          <text:p text:style-name="P21">Pythonanywhere account</text:p>
        </text:list-item>
      </text:list>
      <text:list xml:id="list112029839933804" text:continue-list="list112030660937117" text:style-name="WW8Num1">
        <text:list-item>
          <text:h text:style-name="P29" text:outline-level="1"><text:span text:style-name="T2">SCHOOL</text:span> Source structure</text:h>
        </text:list-item>
      </text:list>
      <text:p text:style-name="P5"/>
      <text:p text:style-name="P9">There are three main folders that represent three tiers architecture of the project <text:span text:style-name="T2">and two files on the main project folder.Among the three folders,</text:span> <text:span text:style-name="T3">'School'</text:span> <text:s/><text:span text:style-name="T2">is the project folder <text:s/>and it</text:span> contains <text:span text:style-name="T2">8</text:span> files. <text:span text:style-name="T3">'Blog' is the app folder and it contains</text:span> <text:s/>1<text:span text:style-name="T2">4</text:span> files and <text:s/><text:span text:style-name="T2">3</text:span> f<text:span text:style-name="T2">olders</text:span>. <text:span text:style-name="T3">The 'Static' folder <text:s text:c="2"/></text:span></text:p>
      <text:p text:style-name="P14">contains static files like css files,images etc..The 'Template' folder contains the html templates.</text:p>
      <text:p text:style-name="P15"/>
      <text:list xml:id="list112029090801381" text:continue-numbering="true" text:style-name="WW8Num1">
        <text:list-item>
          <text:h text:style-name="P30" text:outline-level="1">Architecture</text:h>
        </text:list-item>
      </text:list>
      <text:p text:style-name="P7"/>
      <text:p text:style-name="P7"><text:s text:c="20"/>The user can view the system through <text:span text:style-name="T5">web Browser</text:span>. This layer was built using HTML, <text:span text:style-name="T5">CSS</text:span> and JavaScript. <text:s/>There are just a few client side processes such as “<text:span text:style-name="T5">Login</text:span>” <text:span text:style-name="T5">and <text:s/>“Attendance Register”</text:span> which are implemented entirely in <text:span text:style-name="T5">HTML,CSS and Javascript</text:span>. </text:p>
      <text:p text:style-name="P16"><text:s text:c="17"/>All other processes are passed on <text:span text:style-name="T5">Python-Django such as “Views.py” , “Urls.py” and “Models.py” etc.</text:span>. The interaction with <text:span text:style-name="T5">User</text:span> is through JavaScript. The database is built with <text:span text:style-name="T5">Sqlite3</text:span>.</text:p>
      <text:p text:style-name="P17">The codes are pushed through “GitHub” and pulled from “Pythonanywhere”.</text:p>
      <text:p text:style-name="P17"/>
      <text:list xml:id="list112030657460915" text:continue-numbering="true" text:style-name="WW8Num1">
        <text:list-item>
          <text:h text:style-name="P30" text:outline-level="1">References</text:h>
        </text:list-item>
      </text:list>
      <text:p text:style-name="P18"/>
      <text:list xml:id="list112028595358001" text:continue-list="list5080059313813784511" text:style-name="WW8Num7">
        <text:list-item>
          <text:p text:style-name="P23">Django-Documentation,Official site</text:p>
        </text:list-item>
        <text:list-item>
          <text:p text:style-name="P23">Djangogirls tutorial</text:p>
        </text:list-item>
        <text:list-item>
          <text:p text:style-name="P24">Stackoverflow.com</text:p>
        </text:list-item>
        <text:list-item>
          <text:p text:style-name="P23">W3schools.com</text:p>
          <text:p text:style-name="P25"/>
        </text:list-item>
      </text:list>
      <text:p text:style-name="P17"/>
      <text:p text:style-name="P17"/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eera" svg:font-family="Meera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eera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Meera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eera" fo:font-family="Meera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Meera" fo:font-family="Meera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Meera" fo:font-family="Meera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era" fo:font-family="Meera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text-properties fo:font-size="10pt" style:font-size-asian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arna Balagopal</meta:initial-creator>
    <meta:creation-date>2016-08-14T23:27:32.094408127</meta:creation-date>
    <dc:date>2016-08-16T11:20:28.480341717</dc:date>
    <meta:editing-duration>P0D</meta:editing-duration>
    <meta:editing-cycles>7</meta:editing-cycles>
    <meta:generator>LibreOffice/4.2.4.2$Linux_x86 LibreOffice_project/420m0$Build-2</meta:generator>
    <meta:document-statistic meta:table-count="0" meta:image-count="0" meta:object-count="0" meta:page-count="2" meta:paragraph-count="48" meta:word-count="396" meta:character-count="2483" meta:non-whitespace-character-count="2110"/>
  </office:meta>
</office:document-meta>
</file>